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011cm" fo:margin-left="0cm" fo:margin-top="0cm" fo:margin-bottom="0cm" table:align="left" style:writing-mode="lr-tb"/>
    </style:style>
    <style:style style:name="Tabela1.A" style:family="table-column">
      <style:table-column-properties style:column-width="6.061cm"/>
    </style:style>
    <style:style style:name="Tabela1.B" style:family="table-column">
      <style:table-column-properties style:column-width="3.251cm"/>
    </style:style>
    <style:style style:name="Tabela1.C" style:family="table-column">
      <style:table-column-properties style:column-width="6.699cm"/>
    </style:style>
    <style:style style:name="Tabela1.1" style:family="table-row">
      <style:table-row-properties style:min-row-height="0.637cm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82cm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" style:family="table">
      <style:table-properties style:width="16.011cm" fo:margin-left="0cm" fo:margin-top="0cm" fo:margin-bottom="0cm" table:align="left" style:writing-mode="lr-tb"/>
    </style:style>
    <style:style style:name="Tabela2.A" style:family="table-column">
      <style:table-column-properties style:column-width="3.059cm"/>
    </style:style>
    <style:style style:name="Tabela2.B" style:family="table-column">
      <style:table-column-properties style:column-width="3cm"/>
    </style:style>
    <style:style style:name="Tabela2.C" style:family="table-column">
      <style:table-column-properties style:column-width="3.253cm"/>
    </style:style>
    <style:style style:name="Tabela2.D" style:family="table-column">
      <style:table-column-properties style:column-width="6.699cm"/>
    </style:style>
    <style:style style:name="Tabela2.1" style:family="table-row">
      <style:table-row-properties style:min-row-height="0.743cm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1.042cm" fo:keep-together="auto"/>
    </style:style>
    <style:style style:name="Tabela2.A3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5" style:family="table-row">
      <style:table-row-properties style:min-row-height="1.053cm" fo:keep-together="auto"/>
    </style:style>
    <style:style style:name="Tabela3" style:family="table">
      <style:table-properties style:width="16.011cm" fo:margin-left="0cm" fo:margin-top="0cm" fo:margin-bottom="0cm" table:align="left" style:writing-mode="lr-tb"/>
    </style:style>
    <style:style style:name="Tabela3.A" style:family="table-column">
      <style:table-column-properties style:column-width="3.059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3.253cm"/>
    </style:style>
    <style:style style:name="Tabela3.D" style:family="table-column">
      <style:table-column-properties style:column-width="6.699cm"/>
    </style:style>
    <style:style style:name="Tabela3.1" style:family="table-row">
      <style:table-row-properties style:min-row-height="0.743cm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1.042cm" fo:keep-together="auto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3.5" style:family="table-row">
      <style:table-row-properties style:min-row-height="1.053cm" fo:keep-together="auto"/>
    </style:style>
    <style:style style:name="Tabela4" style:family="table">
      <style:table-properties style:width="15.603cm" fo:margin-left="0.635cm" fo:margin-top="0cm" fo:margin-bottom="0cm" table:align="left" style:writing-mode="lr-tb"/>
    </style:style>
    <style:style style:name="Tabela4.A" style:family="table-column">
      <style:table-column-properties style:column-width="4.165cm"/>
    </style:style>
    <style:style style:name="Tabela4.B" style:family="table-column">
      <style:table-column-properties style:column-width="11.437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5.603cm" fo:margin-top="0cm" fo:margin-bottom="0cm" table:align="right" style:writing-mode="lr-tb"/>
    </style:style>
    <style:style style:name="Tabela5.A" style:family="table-column">
      <style:table-column-properties style:column-width="5.2cm"/>
    </style:style>
    <style:style style:name="Tabela5.B" style:family="table-column">
      <style:table-column-properties style:column-width="5.20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6" style:family="table">
      <style:table-properties style:width="15.603cm" fo:margin-left="0cm" fo:margin-top="0cm" fo:margin-bottom="0cm" table:align="left" style:writing-mode="lr-tb"/>
    </style:style>
    <style:style style:name="Tabela6.A" style:family="table-column">
      <style:table-column-properties style:column-width="15.603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" style:family="table">
      <style:table-properties style:width="15.603cm" fo:margin-left="0.635cm" fo:margin-top="0cm" fo:margin-bottom="0cm" table:align="left" style:writing-mode="lr-tb"/>
    </style:style>
    <style:style style:name="Tabela7.A" style:family="table-column">
      <style:table-column-properties style:column-width="4.165cm"/>
    </style:style>
    <style:style style:name="Tabela7.B" style:family="table-column">
      <style:table-column-properties style:column-width="11.437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7.B1" style:family="table-cell">
      <style:table-cell-properties fo:background-color="#ffffff" fo:padding-left="0.191cm" fo:padding-right="0.191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8" style:family="table">
      <style:table-properties style:width="15.603cm" fo:margin-top="0cm" fo:margin-bottom="0cm" table:align="right" style:writing-mode="lr-tb"/>
    </style:style>
    <style:style style:name="Tabela8.A" style:family="table-column">
      <style:table-column-properties style:column-width="5.2cm"/>
    </style:style>
    <style:style style:name="Tabela8.B" style:family="table-column">
      <style:table-column-properties style:column-width="5.20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5.603cm" fo:margin-left="0cm" fo:margin-top="0cm" fo:margin-bottom="0cm" table:align="left" style:writing-mode="lr-tb"/>
    </style:style>
    <style:style style:name="Tabela9.A" style:family="table-column">
      <style:table-column-properties style:column-width="15.603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9.A2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" style:family="table">
      <style:table-properties style:width="16.002cm" fo:margin-left="-0.199cm" fo:margin-top="0cm" fo:margin-bottom="0cm" table:align="left" style:writing-mode="lr-tb"/>
    </style:style>
    <style:style style:name="Tabela10.A" style:family="table-column">
      <style:table-column-properties style:column-width="0.704cm"/>
    </style:style>
    <style:style style:name="Tabela10.B" style:family="table-column">
      <style:table-column-properties style:column-width="0.706cm"/>
    </style:style>
    <style:style style:name="Tabela10.E" style:family="table-column">
      <style:table-column-properties style:column-width="0.702cm"/>
    </style:style>
    <style:style style:name="Tabela10.G" style:family="table-column">
      <style:table-column-properties style:column-width="0.473cm"/>
    </style:style>
    <style:style style:name="Tabela10.H" style:family="table-column">
      <style:table-column-properties style:column-width="0.235cm"/>
    </style:style>
    <style:style style:name="Tabela10.I" style:family="table-column">
      <style:table-column-properties style:column-width="0.316cm"/>
    </style:style>
    <style:style style:name="Tabela10.J" style:family="table-column">
      <style:table-column-properties style:column-width="0.312cm"/>
    </style:style>
    <style:style style:name="Tabela10.K" style:family="table-column">
      <style:table-column-properties style:column-width="0.078cm"/>
    </style:style>
    <style:style style:name="Tabela10.L" style:family="table-column">
      <style:table-column-properties style:column-width="0.707cm"/>
    </style:style>
    <style:style style:name="Tabela10.M" style:family="table-column">
      <style:table-column-properties style:column-width="0.079cm"/>
    </style:style>
    <style:style style:name="Tabela10.N" style:family="table-column">
      <style:table-column-properties style:column-width="0.526cm"/>
    </style:style>
    <style:style style:name="Tabela10.O" style:family="table-column">
      <style:table-column-properties style:column-width="0.102cm"/>
    </style:style>
    <style:style style:name="Tabela10.P" style:family="table-column">
      <style:table-column-properties style:column-width="0.238cm"/>
    </style:style>
    <style:style style:name="Tabela10.Q" style:family="table-column">
      <style:table-column-properties style:column-width="0.478cm"/>
    </style:style>
    <style:style style:name="Tabela10.R" style:family="table-column">
      <style:table-column-properties style:column-width="0.385cm"/>
    </style:style>
    <style:style style:name="Tabela10.S" style:family="table-column">
      <style:table-column-properties style:column-width="0.326cm"/>
    </style:style>
    <style:style style:name="Tabela10.T" style:family="table-column">
      <style:table-column-properties style:column-width="0.106cm"/>
    </style:style>
    <style:style style:name="Tabela10.U" style:family="table-column">
      <style:table-column-properties style:column-width="0.434cm"/>
    </style:style>
    <style:style style:name="Tabela10.W" style:family="table-column">
      <style:table-column-properties style:column-width="0.099cm"/>
    </style:style>
    <style:style style:name="Tabela10.X" style:family="table-column">
      <style:table-column-properties style:column-width="0.383cm"/>
    </style:style>
    <style:style style:name="Tabela10.Y" style:family="table-column">
      <style:table-column-properties style:column-width="0.339cm"/>
    </style:style>
    <style:style style:name="Tabela10.Z" style:family="table-column">
      <style:table-column-properties style:column-width="0.277cm"/>
    </style:style>
    <style:style style:name="Tabela10.a" style:family="table-column">
      <style:table-column-properties style:column-width="0.249cm"/>
    </style:style>
    <style:style style:name="Tabela10.b" style:family="table-column">
      <style:table-column-properties style:column-width="0.25cm"/>
    </style:style>
    <style:style style:name="Tabela10.c" style:family="table-column">
      <style:table-column-properties style:column-width="0.616cm"/>
    </style:style>
    <style:style style:name="Tabela10.d" style:family="table-column">
      <style:table-column-properties style:column-width="0.242cm"/>
    </style:style>
    <style:style style:name="Tabela10.e" style:family="table-column">
      <style:table-column-properties style:column-width="0.623cm"/>
    </style:style>
    <style:style style:name="Tabela10.f" style:family="table-column">
      <style:table-column-properties style:column-width="0.196cm"/>
    </style:style>
    <style:style style:name="Tabela10.g" style:family="table-column">
      <style:table-column-properties style:column-width="0.669cm"/>
    </style:style>
    <style:style style:name="Tabela10.h" style:family="table-column">
      <style:table-column-properties style:column-width="0.15cm"/>
    </style:style>
    <style:style style:name="Tabela10.i" style:family="table-column">
      <style:table-column-properties style:column-width="0.714cm"/>
    </style:style>
    <style:style style:name="Tabela10.k" style:family="table-column">
      <style:table-column-properties style:column-width="0.764cm"/>
    </style:style>
    <style:style style:name="Tabela10.l" style:family="table-column">
      <style:table-column-properties style:column-width="0.056cm"/>
    </style:style>
    <style:style style:name="Tabela10.m" style:family="table-column">
      <style:table-column-properties style:column-width="0.87cm"/>
    </style:style>
    <style:style style:name="Tabela10.1" style:family="table-row">
      <style:table-row-properties style:min-row-height="0.972cm" fo:keep-together="auto"/>
    </style:style>
    <style:style style:name="Tabela10.A1" style:family="table-cell">
      <style:table-cell-properties style:vertical-align="middle" fo:background-color="#7f7f7f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732cm" fo:keep-together="auto"/>
    </style:style>
    <style:style style:name="Tabela10.A2" style:family="table-cell">
      <style:table-cell-properties style:vertical-align="middle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0.3" style:family="table-row">
      <style:table-row-properties style:min-row-height="0.686cm" fo:keep-together="auto"/>
    </style:style>
    <style:style style:name="Tabela10.A3" style:family="table-cell">
      <style:table-cell-properties fo:padding-left="0.191cm" fo:padding-right="0.191cm" fo:padding-top="0cm" fo:padding-bottom="0cm" fo:border="0.5pt solid #000000"/>
    </style:style>
    <style:style style:name="Tabela10.H3" style:family="table-cell">
      <style:table-cell-properties fo:padding-left="0.191cm" fo:padding-right="0.191cm" fo:padding-top="0cm" fo:padding-bottom="0cm" fo:border="0.5pt solid #000000"/>
    </style:style>
    <style:style style:name="Tabela10.X3" style:family="table-cell">
      <style:table-cell-properties fo:padding-left="0.191cm" fo:padding-right="0.191cm" fo:padding-top="0cm" fo:padding-bottom="0cm" fo:border="0.5pt solid #000000"/>
    </style:style>
    <style:style style:name="Tabela10.4" style:family="table-row">
      <style:table-row-properties style:min-row-height="1.169cm" fo:keep-together="auto"/>
    </style:style>
    <style:style style:name="Tabela10.5" style:family="table-row">
      <style:table-row-properties style:min-row-height="1.185cm" fo:keep-together="auto"/>
    </style:style>
    <style:style style:name="Tabela10.A5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0.H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O5" style:family="table-cell">
      <style:table-cell-properties fo:padding-left="0.191cm" fo:padding-right="0.191cm" fo:padding-top="0cm" fo:padding-bottom="0cm" fo:border="0.5pt solid #000000"/>
    </style:style>
    <style:style style:name="Tabela10.R5" style:family="table-cell">
      <style:table-cell-properties fo:padding-left="0.191cm" fo:padding-right="0.191cm" fo:padding-top="0cm" fo:padding-bottom="0cm" fo:border="0.5pt solid #000000"/>
    </style:style>
    <style:style style:name="Tabela10.U5" style:family="table-cell">
      <style:table-cell-properties fo:padding-left="0.191cm" fo:padding-right="0.191cm" fo:padding-top="0cm" fo:padding-bottom="0cm" fo:border="0.5pt solid #000000"/>
    </style:style>
    <style:style style:name="Tabela10.W5" style:family="table-cell">
      <style:table-cell-properties fo:padding-left="0.191cm" fo:padding-right="0.191cm" fo:padding-top="0cm" fo:padding-bottom="0cm" fo:border="0.5pt solid #000000"/>
    </style:style>
    <style:style style:name="Tabela10.Z5" style:family="table-cell">
      <style:table-cell-properties fo:padding-left="0.191cm" fo:padding-right="0.191cm" fo:padding-top="0cm" fo:padding-bottom="0cm" fo:border="0.5pt solid #000000"/>
    </style:style>
    <style:style style:name="Tabela10.c5" style:family="table-cell">
      <style:table-cell-properties fo:padding-left="0.191cm" fo:padding-right="0.191cm" fo:padding-top="0cm" fo:padding-bottom="0cm" fo:border="0.5pt solid #000000"/>
    </style:style>
    <style:style style:name="Tabela10.e5" style:family="table-cell">
      <style:table-cell-properties fo:padding-left="0.191cm" fo:padding-right="0.191cm" fo:padding-top="0cm" fo:padding-bottom="0cm" fo:border="0.5pt solid #000000"/>
    </style:style>
    <style:style style:name="Tabela10.g5" style:family="table-cell">
      <style:table-cell-properties fo:padding-left="0.191cm" fo:padding-right="0.191cm" fo:padding-top="0cm" fo:padding-bottom="0cm" fo:border="0.5pt solid #000000"/>
    </style:style>
    <style:style style:name="Tabela10.i5" style:family="table-cell">
      <style:table-cell-properties fo:padding-left="0.191cm" fo:padding-right="0.191cm" fo:padding-top="0cm" fo:padding-bottom="0cm" fo:border="0.5pt solid #000000"/>
    </style:style>
    <style:style style:name="Tabela10.k5" style:family="table-cell">
      <style:table-cell-properties fo:padding-left="0.191cm" fo:padding-right="0.191cm" fo:padding-top="0cm" fo:padding-bottom="0cm" fo:border="0.5pt solid #000000"/>
    </style:style>
    <style:style style:name="Tabela10.m5" style:family="table-cell">
      <style:table-cell-properties fo:padding-left="0.191cm" fo:padding-right="0.191cm" fo:padding-top="0cm" fo:padding-bottom="0cm" fo:border="0.5pt solid #000000"/>
    </style:style>
    <style:style style:name="Tabela10.6" style:family="table-row">
      <style:table-row-properties style:min-row-height="0.836cm" fo:keep-together="auto"/>
    </style:style>
    <style:style style:name="Tabela10.7" style:family="table-row">
      <style:table-row-properties style:min-row-height="0.617cm" fo:keep-together="auto"/>
    </style:style>
    <style:style style:name="Tabela10.A7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0.H7" style:family="table-cell">
      <style:table-cell-properties fo:padding-left="0.191cm" fo:padding-right="0.191cm" fo:padding-top="0cm" fo:padding-bottom="0cm" fo:border="0.5pt solid #000000"/>
    </style:style>
    <style:style style:name="Tabela10.K7" style:family="table-cell">
      <style:table-cell-properties fo:padding-left="0.191cm" fo:padding-right="0.191cm" fo:padding-top="0cm" fo:padding-bottom="0cm" fo:border="0.5pt solid #000000"/>
    </style:style>
    <style:style style:name="Tabela10.N7" style:family="table-cell">
      <style:table-cell-properties fo:padding-left="0.191cm" fo:padding-right="0.191cm" fo:padding-top="0cm" fo:padding-bottom="0cm" fo:border="0.5pt solid #000000"/>
    </style:style>
    <style:style style:name="Tabela10.Q7" style:family="table-cell">
      <style:table-cell-properties fo:padding-left="0.191cm" fo:padding-right="0.191cm" fo:padding-top="0cm" fo:padding-bottom="0cm" fo:border="0.5pt solid #000000"/>
    </style:style>
    <style:style style:name="Tabela10.S7" style:family="table-cell">
      <style:table-cell-properties fo:padding-left="0.191cm" fo:padding-right="0.191cm" fo:padding-top="0cm" fo:padding-bottom="0cm" fo:border="0.5pt solid #000000"/>
    </style:style>
    <style:style style:name="Tabela10.V7" style:family="table-cell">
      <style:table-cell-properties fo:padding-left="0.191cm" fo:padding-right="0.191cm" fo:padding-top="0cm" fo:padding-bottom="0cm" fo:border="0.5pt solid #000000"/>
    </style:style>
    <style:style style:name="Tabela10.Y7" style:family="table-cell">
      <style:table-cell-properties fo:padding-left="0.191cm" fo:padding-right="0.191cm" fo:padding-top="0cm" fo:padding-bottom="0cm" fo:border="0.5pt solid #000000"/>
    </style:style>
    <style:style style:name="Tabela10.b7" style:family="table-cell">
      <style:table-cell-properties fo:padding-left="0.191cm" fo:padding-right="0.191cm" fo:padding-top="0cm" fo:padding-bottom="0cm" fo:border="0.5pt solid #000000"/>
    </style:style>
    <style:style style:name="Tabela10.d7" style:family="table-cell">
      <style:table-cell-properties fo:padding-left="0.191cm" fo:padding-right="0.191cm" fo:padding-top="0cm" fo:padding-bottom="0cm" fo:border="0.5pt solid #000000"/>
    </style:style>
    <style:style style:name="Tabela10.f7" style:family="table-cell">
      <style:table-cell-properties fo:padding-left="0.191cm" fo:padding-right="0.191cm" fo:padding-top="0cm" fo:padding-bottom="0cm" fo:border="0.5pt solid #000000"/>
    </style:style>
    <style:style style:name="Tabela10.h7" style:family="table-cell">
      <style:table-cell-properties fo:padding-left="0.191cm" fo:padding-right="0.191cm" fo:padding-top="0cm" fo:padding-bottom="0cm" fo:border="0.5pt solid #000000"/>
    </style:style>
    <style:style style:name="Tabela10.j7" style:family="table-cell">
      <style:table-cell-properties fo:padding-left="0.191cm" fo:padding-right="0.191cm" fo:padding-top="0cm" fo:padding-bottom="0cm" fo:border="0.5pt solid #000000"/>
    </style:style>
    <style:style style:name="Tabela10.l7" style:family="table-cell">
      <style:table-cell-properties fo:padding-left="0.191cm" fo:padding-right="0.191cm" fo:padding-top="0cm" fo:padding-bottom="0cm" fo:border="0.5pt solid #000000"/>
    </style:style>
    <style:style style:name="Tabela10.8" style:family="table-row">
      <style:table-row-properties style:min-row-height="0.714cm" fo:keep-together="auto"/>
    </style:style>
    <style:style style:name="Tabela10.O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9" style:family="table-row">
      <style:table-row-properties style:min-row-height="1.284cm" fo:keep-together="auto"/>
    </style:style>
    <style:style style:name="Tabela10.10" style:family="table-row">
      <style:table-row-properties style:min-row-height="1.035cm" fo:keep-together="auto"/>
    </style:style>
    <style:style style:name="Tabela10.11" style:family="table-row">
      <style:table-row-properties style:min-row-height="0.474cm" fo:keep-together="auto"/>
    </style:style>
    <style:style style:name="Tabela10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C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D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E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F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G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I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L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M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P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R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T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X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0.15" style:family="table-row">
      <style:table-row-properties style:min-row-height="0.743cm" fo:keep-together="auto"/>
    </style:style>
    <style:style style:name="Tabela10.20" style:family="table-row">
      <style:table-row-properties style:min-row-height="1.732cm" fo:keep-together="auto"/>
    </style:style>
    <style:style style:name="Tabela10.A20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0.J20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0.21" style:family="table-row">
      <style:table-row-properties style:min-row-height="1.598cm" fo:keep-together="auto"/>
    </style:style>
    <style:style style:name="Tabela10.A2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8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margin-left="0.552cm" fo:margin-right="0cm" fo:margin-top="0cm" fo:margin-bottom="0cm" loext:contextual-spacing="true" fo:line-height="100%" fo:text-indent="-0.499cm" style:auto-text-indent="false"/>
    </style:style>
    <style:style style:name="P3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-complex="Calibri1"/>
    </style:style>
    <style:style style:name="P4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fo:font-weight="bold" style:font-weight-asian="bold" style:font-name-complex="Calibri1"/>
    </style:style>
    <style:style style:name="P5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</style:style>
    <style:style style:name="P6" style:family="paragraph" style:parent-style-name="List_20_Paragraph" style:list-style-name="WWNum3">
      <style:paragraph-properties fo:margin-left="0.63cm" fo:margin-right="0cm" fo:margin-top="0cm" fo:margin-bottom="0.212cm" loext:contextual-spacing="true" fo:line-height="100%" fo:text-indent="-0.63cm" style:auto-text-indent="false"/>
    </style:style>
    <style:style style:name="P7" style:family="paragraph" style:parent-style-name="List_20_Paragraph">
      <style:paragraph-properties fo:margin-left="0.63cm" fo:margin-right="0cm" fo:margin-top="0cm" fo:margin-bottom="0.212cm" loext:contextual-spacing="true" fo:line-height="100%" fo:text-indent="0cm" style:auto-text-indent="false"/>
      <style:text-properties fo:font-weight="bold" style:font-weight-asian="bold" style:font-name-complex="Calibri1"/>
    </style:style>
    <style:style style:name="P8" style:family="paragraph" style:parent-style-name="List_20_Paragraph" style:list-style-name="WWNum5">
      <style:paragraph-properties fo:margin-top="0.212cm" fo:margin-bottom="0.282cm" loext:contextual-spacing="true" fo:line-height="100%" fo:text-align="justify" style:justify-single-word="false"/>
    </style:style>
    <style:style style:name="P9" style:family="paragraph" style:parent-style-name="List_20_Paragraph" style:list-style-name="WWNum6">
      <style:paragraph-properties fo:margin-top="0cm" fo:margin-bottom="0cm" loext:contextual-spacing="true" fo:line-height="100%" fo:text-align="justify" style:justify-single-word="false"/>
    </style:style>
    <style:style style:name="P10" style:family="paragraph" style:parent-style-name="List_20_Paragraph" style:list-style-name="WWNum5">
      <style:paragraph-properties fo:margin-top="0cm" fo:margin-bottom="0cm" loext:contextual-spacing="true" fo:line-height="100%" fo:text-align="justify" style:justify-single-word="false"/>
    </style:style>
    <style:style style:name="P11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Times New Roman2"/>
    </style:style>
    <style:style style:name="P13" style:family="paragraph" style:parent-style-name="Standard">
      <style:text-properties style:font-name="Times New Roman" fo:font-size="10pt" fo:font-weight="bold" style:font-size-asian="10pt" style:font-weight-asian="bold" style:font-name-complex="Times New Roman2" style:font-size-complex="1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tyle="italic" style:font-style-asian="italic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name-complex="Calibri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name-complex="Calibri1" style:font-size-complex="9pt"/>
    </style:style>
    <style:style style:name="P26" style:family="paragraph" style:parent-style-name="Standard" style:list-style-name="WWNum1">
      <style:paragraph-properties fo:margin-left="0.552cm" fo:margin-right="0cm" fo:margin-top="0cm" fo:margin-bottom="0.282cm" loext:contextual-spacing="true" fo:line-height="100%" fo:text-indent="-0.499cm" style:auto-text-indent="false"/>
    </style:style>
    <style:style style:name="P27" style:family="paragraph" style:parent-style-name="Standard">
      <style:paragraph-properties fo:margin-left="0.049cm" fo:margin-right="0cm" fo:margin-top="0cm" fo:margin-bottom="0.212cm" loext:contextual-spacing="false" fo:line-height="100%" fo:text-indent="0cm" style:auto-text-indent="false"/>
    </style:style>
    <style:style style:name="P28" style:family="paragraph" style:parent-style-name="Standard">
      <style:paragraph-properties fo:margin-left="0.049cm" fo:margin-right="0cm" fo:margin-top="0cm" fo:margin-bottom="0.212cm" loext:contextual-spacing="false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049cm" fo:margin-right="0cm" fo:margin-top="0cm" fo:margin-bottom="0cm" loext:contextual-spacing="false" fo:line-height="100%" fo:text-indent="0cm" style:auto-text-indent="false"/>
    </style:style>
    <style:style style:name="P30" style:family="paragraph" style:parent-style-name="Standard">
      <style:paragraph-properties fo:margin-left="0.049cm" fo:margin-right="0cm" fo:margin-top="0.212cm" fo:margin-bottom="0.282cm" loext:contextual-spacing="false" fo:line-height="100%" fo:text-indent="0cm" style:auto-text-indent="false"/>
      <style:text-properties style:font-name-complex="Calibri1"/>
    </style:style>
    <style:style style:name="P31" style:family="paragraph" style:parent-style-name="Standard">
      <style:paragraph-properties fo:margin-left="0cm" fo:margin-right="0.445cm" fo:margin-top="0cm" fo:margin-bottom="0.282cm" loext:contextual-spacing="true" fo:line-height="100%" fo:text-indent="0cm" style:auto-text-indent="false"/>
    </style:style>
    <style:style style:name="P32" style:family="paragraph" style:parent-style-name="Standard">
      <style:paragraph-properties fo:margin-left="0cm" fo:margin-right="0.445cm" fo:margin-top="0cm" fo:margin-bottom="0.282cm" loext:contextual-spacing="true" fo:line-height="100%" fo:text-indent="0cm" style:auto-text-indent="false" fo:padding-left="0.141cm" fo:padding-right="0.141cm" fo:padding-top="0.035cm" fo:padding-bottom="0.035cm" fo:border="0.51pt solid #000000"/>
    </style:style>
    <style:style style:name="P33" style:family="paragraph" style:parent-style-name="Standard">
      <style:paragraph-properties fo:margin-top="0cm" fo:margin-bottom="0.282cm" loext:contextual-spacing="true" fo:line-height="100%"/>
      <style:text-properties fo:font-weight="bold" style:font-weight-asian="bold" style:font-name-complex="Calibri1"/>
    </style:style>
    <style:style style:name="P34" style:family="paragraph" style:parent-style-name="Standard">
      <style:paragraph-properties fo:margin-top="0cm" fo:margin-bottom="0.282cm" loext:contextual-spacing="true" fo:line-height="100%"/>
    </style:style>
    <style:style style:name="P35" style:family="paragraph" style:parent-style-name="Standard">
      <style:paragraph-properties fo:margin-top="0cm" fo:margin-bottom="0.282cm" loext:contextual-spacing="true" fo:line-height="100%" fo:text-align="justify" style:justify-single-word="false"/>
    </style:style>
    <style:style style:name="P36" style:family="paragraph" style:parent-style-name="Standard">
      <style:paragraph-properties fo:margin-left="0.635cm" fo:margin-right="0cm" fo:margin-top="0cm" fo:margin-bottom="0.282cm" loext:contextual-spacing="true" fo:line-height="100%" fo:text-indent="0cm" style:auto-text-indent="false"/>
      <style:text-properties fo:font-weight="bold" style:font-weight-asian="bold" style:font-name-complex="Calibri1"/>
    </style:style>
    <style:style style:name="P37" style:family="paragraph" style:parent-style-name="Standard">
      <style:paragraph-properties fo:margin-top="0cm" fo:margin-bottom="0.212cm" loext:contextual-spacing="false" fo:line-height="100%"/>
    </style:style>
    <style:style style:name="P38" style:family="paragraph" style:parent-style-name="Standard">
      <style:paragraph-properties fo:margin-left="1.27cm" fo:margin-right="0cm" fo:margin-top="0cm" fo:margin-bottom="0.282cm" loext:contextual-spacing="true" fo:line-height="100%" fo:text-indent="0cm" style:auto-text-indent="false"/>
    </style:style>
    <style:style style:name="P39" style:family="paragraph" style:parent-style-name="Standard">
      <style:paragraph-properties fo:margin-top="0.212cm" fo:margin-bottom="0.282cm" loext:contextual-spacing="false" fo:line-height="100%" fo:text-align="justify" style:justify-single-word="false"/>
      <style:text-properties style:font-name-complex="Calibri1"/>
    </style:style>
    <style:style style:name="P40" style:family="paragraph" style:parent-style-name="Standard">
      <style:paragraph-properties fo:margin-top="0cm" fo:margin-bottom="0.106cm" loext:contextual-spacing="false">
        <style:tab-stops>
          <style:tab-stop style:position="9.497cm"/>
        </style:tab-stops>
      </style:paragraph-properties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tyle="italic" style:font-style-asian="italic" style:font-name-complex="Times New Roman2"/>
    </style:style>
    <style:style style:name="T1" style:family="text">
      <style:text-properties style:font-name="Times New Roman" fo:font-weight="bold" style:font-weight-asian="bold" style:font-name-complex="Times New Roman2"/>
    </style:style>
    <style:style style:name="T2" style:family="text">
      <style:text-properties style:font-name="Times New Roman" fo:font-size="12pt" style:font-size-asian="12pt" style:font-name-complex="Times New Roman2" style:font-size-complex="12pt"/>
    </style:style>
    <style:style style:name="T3" style:family="text">
      <style:text-properties style:text-position="super 58%" style:font-name="Times New Roman" style:font-name-complex="Times New Roman2"/>
    </style:style>
    <style:style style:name="T4" style:family="text">
      <style:text-properties style:text-position="super 58%" style:font-name-complex="Calibri1"/>
    </style:style>
    <style:style style:name="T5" style:family="text">
      <style:text-properties fo:font-weight="bold" style:font-weight-asian="bold" style:font-name-complex="Calibri1"/>
    </style:style>
    <style:style style:name="T6" style:family="text">
      <style:text-properties style:font-name-complex="Calibri1"/>
    </style:style>
    <style:style style:name="T7" style:family="text">
      <style:text-properties fo:font-size="10pt" style:font-size-asian="10pt" style:font-name-complex="Calibri1" style:font-size-complex="10pt"/>
    </style:style>
    <style:style style:name="T8" style:family="text">
      <style:text-properties fo:font-size="10pt" fo:font-weight="bold" style:font-size-asian="10pt" style:font-weight-asian="bold" style:font-name-complex="Calibri1" style:font-size-complex="10pt"/>
    </style:style>
    <style:style style:name="T9" style:family="text">
      <style:text-properties style:font-name="Symbol" fo:font-size="10pt" style:font-name-asian="Symbol2" style:font-size-asian="10pt" style:font-name-complex="Symbol2" style:font-size-complex="10pt"/>
    </style:style>
    <style:style style:name="T10" style:family="text">
      <style:text-properties fo:font-style="italic" style:font-style-asian="italic" style:font-name-complex="Calibri1"/>
    </style:style>
    <style:style style:name="T11" style:family="text">
      <style:text-properties fo:font-size="9pt" style:font-size-asian="9pt" style:font-name-complex="Calibri1" style:font-size-complex="9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righ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2"/>
      <text:p text:style-name="P14"><text:bookmark text:name="_GoBack"/><text:span text:style-name="T1">DEKLARACJA WYBORU ŚWIADCZENIODAWCY UDZIELAJĄCEGO ŚWIADCZEŃ Z ZAKRESU PODSTAWOWEJ OPIEKI ZDROWOTNEJ ORAZ LEKARZA PODSTAWOWEJ OPIEKI ZDROWOTNEJ</text:span><text:span text:style-name="T3">1)</text:span></text:p>
      <table:table table:name="Tabela10" table:style-name="Tabela10">
        <table:table-column table:style-name="Tabela10.A"/>
        <table:table-column table:style-name="Tabela10.B" table:number-columns-repeated="2"/>
        <table:table-column table:style-name="Tabela10.A"/>
        <table:table-column table:style-name="Tabela10.E"/>
        <table:table-column table:style-name="Tabela10.B"/>
        <table:table-column table:style-name="Tabela10.G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L"/>
        <table:table-column table:style-name="Tabela10.M"/>
        <table:table-column table:style-name="Tabela10.N"/>
        <table:table-column table:style-name="Tabela10.O"/>
        <table:table-column table:style-name="Tabela10.P"/>
        <table:table-column table:style-name="Tabela10.Q"/>
        <table:table-column table:style-name="Tabela10.R"/>
        <table:table-column table:style-name="Tabela10.S"/>
        <table:table-column table:style-name="Tabela10.T"/>
        <table:table-column table:style-name="Tabela10.U"/>
        <table:table-column table:style-name="Tabela10.R"/>
        <table:table-column table:style-name="Tabela10.W"/>
        <table:table-column table:style-name="Tabela10.X"/>
        <table:table-column table:style-name="Tabela10.Y"/>
        <table:table-column table:style-name="Tabela10.Z"/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column table:style-name="Tabela10.h"/>
        <table:table-column table:style-name="Tabela10.i"/>
        <table:table-column table:style-name="Tabela10.O"/>
        <table:table-column table:style-name="Tabela10.k"/>
        <table:table-column table:style-name="Tabela10.l"/>
        <table:table-column table:style-name="Tabela10.m"/>
        <table:table-row table:style-name="Tabela10.1">
          <table:table-cell table:style-name="Tabela10.A1" table:number-columns-spanned="39" office:value-type="string">
            <text:list xml:id="list2899783137" text:style-name="WWNum1">
              <text:list-item>
                <text:p text:style-name="P2"><text:span text:style-name="T5">DANE DOTYCZĄCE ŚWIADCZENIOBIORCY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7" office:value-type="string">
            <text:list xml:id="list3123181925" text:style-name="WWNum3">
              <text:list-item>
                <text:p text:style-name="P11"><text:span text:style-name="T5">Imię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6" office:value-type="string">
            <text:list xml:id="list164755909699232" text:continue-numbering="true" text:style-name="WWNum3">
              <text:list-item>
                <text:p text:style-name="P11"><text:span text:style-name="T5">Nazwisko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6" office:value-type="string">
            <text:list xml:id="list164756664726281" text:continue-numbering="true" text:style-name="WWNum3">
              <text:list-item>
                <text:p text:style-name="P11"><text:span text:style-name="T5">Nazwisko rodow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H3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X3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2" table:number-columns-spanned="7" office:value-type="string">
            <text:list xml:id="list164756794937866" text:continue-numbering="true" text:style-name="WWNum3">
              <text:list-item>
                <text:p text:style-name="P11"><text:span text:style-name="T5">Data urodzenia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7" office:value-type="string">
            <text:list xml:id="list164756328643096" text:continue-numbering="true" text:style-name="WWNum3">
              <text:list-item>
                <text:p text:style-name="P11"><text:span text:style-name="T5">Płeć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25" office:value-type="string">
            <text:list xml:id="list164755363335510" text:continue-numbering="true" text:style-name="WWNum3">
              <text:list-item>
                <text:p text:style-name="P11"><text:span text:style-name="T5">Numer PESEL, a w przypadku jego braku seria i numer dokumentu potwierdzającego tożsamość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7" office:value-type="string">
            <text:p text:style-name="P16"><text:span text:style-name="T6">_ _ - _ _ - _ _ _ _</text:span></text:p>
            <text:p text:style-name="P16"><text:span text:style-name="T7">dzień </text:span><text:span text:style-name="T9"></text:span><text:span text:style-name="T7"> miesiąc </text:span><text:span text:style-name="T9"></text:span><text:span text:style-name="T7"> ro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H5" table:number-columns-spanned="7" office:value-type="string">
            <text:p text:style-name="P16"><text:span text:style-name="T6">M/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O5" table:number-columns-spanned="3" office:value-type="string">
            <text:p text:style-name="P21"/>
          </table:table-cell>
          <table:covered-table-cell/>
          <table:covered-table-cell/>
          <table:table-cell table:style-name="Tabela10.R5" table:number-columns-spanned="3" office:value-type="string">
            <text:p text:style-name="P21"/>
          </table:table-cell>
          <table:covered-table-cell/>
          <table:covered-table-cell/>
          <table:table-cell table:style-name="Tabela10.U5" table:number-columns-spanned="2" office:value-type="string">
            <text:p text:style-name="P21"/>
          </table:table-cell>
          <table:covered-table-cell/>
          <table:table-cell table:style-name="Tabela10.W5" table:number-columns-spanned="3" office:value-type="string">
            <text:p text:style-name="P21"/>
          </table:table-cell>
          <table:covered-table-cell/>
          <table:covered-table-cell/>
          <table:table-cell table:style-name="Tabela10.Z5" table:number-columns-spanned="3" office:value-type="string">
            <text:p text:style-name="P21"/>
          </table:table-cell>
          <table:covered-table-cell/>
          <table:covered-table-cell/>
          <table:table-cell table:style-name="Tabela10.c5" table:number-columns-spanned="2" office:value-type="string">
            <text:p text:style-name="P21"/>
          </table:table-cell>
          <table:covered-table-cell/>
          <table:table-cell table:style-name="Tabela10.e5" table:number-columns-spanned="2" office:value-type="string">
            <text:p text:style-name="P21"/>
          </table:table-cell>
          <table:covered-table-cell/>
          <table:table-cell table:style-name="Tabela10.g5" table:number-columns-spanned="2" office:value-type="string">
            <text:p text:style-name="P21"/>
          </table:table-cell>
          <table:covered-table-cell/>
          <table:table-cell table:style-name="Tabela10.i5" table:number-columns-spanned="2" office:value-type="string">
            <text:p text:style-name="P21"/>
          </table:table-cell>
          <table:covered-table-cell/>
          <table:table-cell table:style-name="Tabela10.k5" table:number-columns-spanned="2" office:value-type="string">
            <text:p text:style-name="P21"/>
          </table:table-cell>
          <table:covered-table-cell/>
          <table:table-cell table:style-name="Tabela10.m5" office:value-type="string">
            <text:p text:style-name="P21"/>
          </table:table-cell>
        </table:table-row>
        <table:table-row table:style-name="Tabela10.6">
          <table:table-cell table:style-name="Tabela10.A2" table:number-columns-spanned="39" office:value-type="string">
            <text:list xml:id="list164756712176221" text:continue-numbering="true" text:style-name="WWNum3">
              <text:list-item>
                <text:p text:style-name="P11"><text:span text:style-name="T5">Adres miejsca zamieszkania </text:span></text:p>
              </text:list-item>
            </text:list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 table:style-name="Tabela1.1">
                <table:table-cell table:style-name="Tabela1.A1" office:value-type="string">
                  <text:p text:style-name="P15"><text:span text:style-name="T6">7A.</text:span><text:span text:style-name="T10"> Ulica</text:span></text:p>
                </table:table-cell>
                <table:table-cell table:style-name="Tabela1.A1" office:value-type="string">
                  <text:p text:style-name="P15"><text:span text:style-name="T6">7B.</text:span><text:span text:style-name="T10"> Numer </text:span></text:p>
                  <text:p text:style-name="P15"><text:span text:style-name="T10">domu/mieszkania </text:span></text:p>
                </table:table-cell>
                <table:table-cell table:style-name="Tabela1.A1" office:value-type="string">
                  <text:p text:style-name="P15"><text:span text:style-name="T6">7C.</text:span><text:span text:style-name="T10"> Kod pocztowy i miejscowość </text:span></text:p>
                </table:table-cell>
              </table:table-row>
              <table:table-row table:style-name="Tabela1.2">
                <table:table-cell table:style-name="Tabela1.A2" office:value-type="string">
                  <text:p text:style-name="P18"/>
                </table:table-cell>
                <table:table-cell table:style-name="Tabela1.B2" office:value-type="string">
                  <text:p text:style-name="P18"/>
                </table:table-cell>
                <table:table-cell table:style-name="Tabela1.C2" office:value-type="string">
                  <text:p text:style-name="P18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7" office:value-type="string">
            <text:list xml:id="list164755826939385" text:continue-numbering="true" text:style-name="WWNum3">
              <text:list-item>
                <text:p text:style-name="P11"><text:span text:style-name="T5">Numer telefonu </text:span></text:p>
              </text:list-item>
            </text:list>
            <text:p text:style-name="P5"><text:span text:style-name="T6">(pole nieobowiązkow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H7" table:number-columns-spanned="3" office:value-type="string">
            <text:p text:style-name="P22"/>
          </table:table-cell>
          <table:covered-table-cell/>
          <table:covered-table-cell/>
          <table:table-cell table:style-name="Tabela10.K7" table:number-columns-spanned="3" office:value-type="string">
            <text:p text:style-name="P22"/>
          </table:table-cell>
          <table:covered-table-cell/>
          <table:covered-table-cell/>
          <table:table-cell table:style-name="Tabela10.N7" table:number-columns-spanned="3" office:value-type="string">
            <text:p text:style-name="P22"/>
          </table:table-cell>
          <table:covered-table-cell/>
          <table:covered-table-cell/>
          <table:table-cell table:style-name="Tabela10.Q7" table:number-columns-spanned="2" office:value-type="string">
            <text:p text:style-name="P22"/>
          </table:table-cell>
          <table:covered-table-cell/>
          <table:table-cell table:style-name="Tabela10.S7" table:number-columns-spanned="3" office:value-type="string">
            <text:p text:style-name="P22"/>
          </table:table-cell>
          <table:covered-table-cell/>
          <table:covered-table-cell/>
          <table:table-cell table:style-name="Tabela10.V7" table:number-columns-spanned="3" office:value-type="string">
            <text:p text:style-name="P22"/>
          </table:table-cell>
          <table:covered-table-cell/>
          <table:covered-table-cell/>
          <table:table-cell table:style-name="Tabela10.Y7" table:number-columns-spanned="3" office:value-type="string">
            <text:p text:style-name="P22"/>
          </table:table-cell>
          <table:covered-table-cell/>
          <table:covered-table-cell/>
          <table:table-cell table:style-name="Tabela10.b7" table:number-columns-spanned="2" office:value-type="string">
            <text:p text:style-name="P22"/>
          </table:table-cell>
          <table:covered-table-cell/>
          <table:table-cell table:style-name="Tabela10.d7" table:number-columns-spanned="2" office:value-type="string">
            <text:p text:style-name="P22"/>
          </table:table-cell>
          <table:covered-table-cell/>
          <table:table-cell table:style-name="Tabela10.f7" table:number-columns-spanned="2" office:value-type="string">
            <text:p text:style-name="P22"/>
          </table:table-cell>
          <table:covered-table-cell/>
          <table:table-cell table:style-name="Tabela10.h7" table:number-columns-spanned="2" office:value-type="string">
            <text:p text:style-name="P22"/>
          </table:table-cell>
          <table:covered-table-cell/>
          <table:table-cell table:style-name="Tabela10.j7" table:number-columns-spanned="2" office:value-type="string">
            <text:p text:style-name="P22"/>
          </table:table-cell>
          <table:covered-table-cell/>
          <table:table-cell table:style-name="Tabela10.l7" table:number-columns-spanned="2" office:value-type="string">
            <text:p text:style-name="P22"/>
          </table:table-cell>
          <table:covered-table-cell/>
        </table:table-row>
        <table:table-row table:style-name="Tabela10.8">
          <table:table-cell table:style-name="Tabela10.A2" table:number-columns-spanned="14" office:value-type="string">
            <text:list xml:id="list164756029119512" text:continue-numbering="true" text:style-name="WWNum3">
              <text:list-item>
                <text:p text:style-name="P11"><text:span text:style-name="T5">Adres e-mail </text:span><text:span text:style-name="T6">(pole nieobowiązkowe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O8" table:number-columns-spanned="2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9" office:value-type="string">
            <text:list xml:id="list164755788538050" text:continue-numbering="true" text:style-name="WWNum3">
              <text:list-item>
                <text:p text:style-name="P6"><text:span text:style-name="T5">Dane dotyczące przedstawiciela ustawowego </text:span><text:span text:style-name="T6">(w przypadku gdy świadczeniobiorcą jest osoba małoletnia lub całkowicie ubezwłasnowolniona</text:span><text:span text:style-name="T4">6)</text:span><text:span text:style-name="T6">)</text:span></text:p>
              </text:list-item>
            </text:list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 table:style-name="Tabela2.1">
                <table:table-cell table:style-name="Tabela2.A1" office:value-type="string">
                  <text:p text:style-name="P15"><text:span text:style-name="T6">10A. </text:span><text:span text:style-name="T10">Imię</text:span></text:p>
                </table:table-cell>
                <table:table-cell table:style-name="Tabela2.A1" table:number-columns-spanned="2" office:value-type="string">
                  <text:p text:style-name="P15"><text:span text:style-name="T6">10B. </text:span><text:span text:style-name="T10">Nazwisko</text:span></text:p>
                </table:table-cell>
                <table:covered-table-cell/>
                <table:table-cell table:style-name="Tabela2.A1" office:value-type="string">
                  <text:p text:style-name="P15"><text:span text:style-name="T6">10C. </text:span><text:span text:style-name="T10">Numer telefonu </text:span></text:p>
                  <text:p text:style-name="P15"><text:span text:style-name="T10"><text:s/>(pole nieobowiązkowe)</text:span></text:p>
                </table:table-cell>
              </table:table-row>
              <table:table-row table:style-name="Tabela2.2">
                <table:table-cell table:style-name="Tabela2.A1" office:value-type="string">
                  <text:p text:style-name="P3"/>
                </table:table-cell>
                <table:table-cell table:style-name="Tabela2.A1" table:number-columns-spanned="2" office:value-type="string">
                  <text:p text:style-name="P3"/>
                </table:table-cell>
                <table:covered-table-cell/>
                <table:table-cell table:style-name="Tabela2.A1" office:value-type="string">
                  <text:p text:style-name="P3"/>
                </table:table-cell>
              </table:table-row>
              <table:table-row table:style-name="Tabela2.1">
                <table:table-cell table:style-name="Tabela2.A3" table:number-columns-spanned="4" office:value-type="string">
                  <text:p text:style-name="P15"><text:span text:style-name="T10">Adres miejsca zamieszkania</text:span>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table:number-columns-spanned="2" office:value-type="string">
                  <text:p text:style-name="P15"><text:span text:style-name="T6">10D.</text:span><text:span text:style-name="T10"> Ulica</text:span></text:p>
                </table:table-cell>
                <table:covered-table-cell/>
                <table:table-cell table:style-name="Tabela2.A1" office:value-type="string">
                  <text:p text:style-name="P15"><text:span text:style-name="T6">10E. </text:span><text:span text:style-name="T10">Numer domu/mieszkania</text:span></text:p>
                </table:table-cell>
                <table:table-cell table:style-name="Tabela2.A1" office:value-type="string">
                  <text:p text:style-name="P15"><text:span text:style-name="T6">10F. </text:span><text:span text:style-name="T10">Kod pocztowy i miejscowość</text:span></text:p>
                </table:table-cell>
              </table:table-row>
              <table:table-row table:style-name="Tabela2.5">
                <table:table-cell table:style-name="Tabela2.A1" table:number-columns-spanned="2" office:value-type="string">
                  <text:p text:style-name="P19"/>
                </table:table-cell>
                <table:covered-table-cell/>
                <table:table-cell table:style-name="Tabela2.A1" office:value-type="string">
                  <text:p text:style-name="P19"/>
                </table:table-cell>
                <table:table-cell table:style-name="Tabela2.A1" office:value-type="string">
                  <text:p text:style-name="P19"/>
                </table:table-cell>
              </table:table-row>
            </table:table>
            <text:p text:style-name="P7"/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office:value-type="string">
                  <text:p text:style-name="P15"><text:span text:style-name="T6">10G. </text:span><text:span text:style-name="T10">Imię</text:span></text:p>
                </table:table-cell>
                <table:table-cell table:style-name="Tabela3.A1" table:number-columns-spanned="2" office:value-type="string">
                  <text:p text:style-name="P15"><text:span text:style-name="T6">10H. </text:span><text:span text:style-name="T10">Nazwisko</text:span></text:p>
                </table:table-cell>
                <table:covered-table-cell/>
                <table:table-cell table:style-name="Tabela3.A1" office:value-type="string">
                  <text:p text:style-name="P15"><text:span text:style-name="T6">10I. </text:span><text:span text:style-name="T10">Numer telefonu </text:span></text:p>
                  <text:p text:style-name="P15"><text:span text:style-name="T10"><text:s/>(pole nieobowiązkowe)</text:span></text:p>
                </table:table-cell>
              </table:table-row>
              <table:table-row table:style-name="Tabela3.2">
                <table:table-cell table:style-name="Tabela3.A1" office:value-type="string">
                  <text:p text:style-name="P3"/>
                </table:table-cell>
                <table:table-cell table:style-name="Tabela3.A1" table:number-columns-spanned="2" office:value-type="string">
                  <text:p text:style-name="P3"/>
                </table:table-cell>
                <table:covered-table-cell/>
                <table:table-cell table:style-name="Tabela3.A1" office:value-type="string">
                  <text:p text:style-name="P3"/>
                </table:table-cell>
              </table:table-row>
              <table:table-row table:style-name="Tabela3.1">
                <table:table-cell table:style-name="Tabela3.A3" table:number-columns-spanned="4" office:value-type="string">
                  <text:p text:style-name="P15"><text:span text:style-name="T10">Adres miejsca zamieszkania</text:span></text:p>
                </table:table-cell>
                <table:covered-table-cell/>
                <table:covered-table-cell/>
                <table:covered-table-cell/>
              </table:table-row>
              <table:table-row table:style-name="Tabela3.1">
                <table:table-cell table:style-name="Tabela3.A1" table:number-columns-spanned="2" office:value-type="string">
                  <text:p text:style-name="P15"><text:span text:style-name="T6">10J.</text:span><text:span text:style-name="T10"> Ulica</text:span></text:p>
                </table:table-cell>
                <table:covered-table-cell/>
                <table:table-cell table:style-name="Tabela3.A1" office:value-type="string">
                  <text:p text:style-name="P15"><text:span text:style-name="T6">10K. </text:span><text:span text:style-name="T10">Numer domu/mieszkania</text:span></text:p>
                </table:table-cell>
                <table:table-cell table:style-name="Tabela3.A1" office:value-type="string">
                  <text:p text:style-name="P15"><text:span text:style-name="T6">10L. </text:span><text:span text:style-name="T10">Kod pocztowy i miejscowość</text:span></text:p>
                </table:table-cell>
              </table:table-row>
              <table:table-row table:style-name="Tabela3.5">
                <table:table-cell table:style-name="Tabela3.A1" table:number-columns-spanned="2" office:value-type="string">
                  <text:p text:style-name="P19"/>
                </table:table-cell>
                <table:covered-table-cell/>
                <table:table-cell table:style-name="Tabela3.A1" office:value-type="string">
                  <text:p text:style-name="P19"/>
                </table:table-cell>
                <table:table-cell table:style-name="Tabela3.A1" office:value-type="string">
                  <text:p text:style-name="P19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0">
          <table:table-cell table:style-name="Tabela10.A2" table:number-columns-spanned="19" office:value-type="string">
            <text:list xml:id="list164756403818059" text:continue-numbering="true" text:style-name="WWNum3">
              <text:list-item>
                <text:p text:style-name="P6"><text:span text:style-name="T5">Numer karty ubezpieczenia zdrowotnego albo numer poświadczenia potwierdzającego prawo do świadczeń opieki zdrowotnej</text:span><text:span text:style-name="T4">2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20" office:value-type="string">
            <text:list xml:id="list164756093892813" text:continue-numbering="true" text:style-name="WWNum3">
              <text:list-item>
                <text:p text:style-name="P6"><text:span text:style-name="T5">Kod oddziału wojewódzkiego Narodowego Funduszu Zdrowi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1">
          <table:table-cell table:style-name="Tabela10.A11" office:value-type="string">
            <text:p text:style-name="P4"/>
          </table:table-cell>
          <table:table-cell table:style-name="Tabela10.B11" office:value-type="string">
            <text:p text:style-name="P4"/>
          </table:table-cell>
          <table:table-cell table:style-name="Tabela10.C11" office:value-type="string">
            <text:p text:style-name="P4"/>
          </table:table-cell>
          <table:table-cell table:style-name="Tabela10.D11" office:value-type="string">
            <text:p text:style-name="P4"/>
          </table:table-cell>
          <table:table-cell table:style-name="Tabela10.E11" office:value-type="string">
            <text:p text:style-name="P4"/>
          </table:table-cell>
          <table:table-cell table:style-name="Tabela10.F11" office:value-type="string">
            <text:p text:style-name="P4"/>
          </table:table-cell>
          <table:table-cell table:style-name="Tabela10.G11" table:number-columns-spanned="2" office:value-type="string">
            <text:p text:style-name="P4"/>
          </table:table-cell>
          <table:covered-table-cell/>
          <table:table-cell table:style-name="Tabela10.I11" table:number-columns-spanned="3" office:value-type="string">
            <text:p text:style-name="P4"/>
          </table:table-cell>
          <table:covered-table-cell/>
          <table:covered-table-cell/>
          <table:table-cell table:style-name="Tabela10.L11" office:value-type="string">
            <text:p text:style-name="P4"/>
          </table:table-cell>
          <table:table-cell table:style-name="Tabela10.M11" table:number-columns-spanned="3" office:value-type="string">
            <text:p text:style-name="P4"/>
          </table:table-cell>
          <table:covered-table-cell/>
          <table:covered-table-cell/>
          <table:table-cell table:style-name="Tabela10.P11" table:number-columns-spanned="2" office:value-type="string">
            <text:p text:style-name="P4"/>
          </table:table-cell>
          <table:covered-table-cell/>
          <table:table-cell table:style-name="Tabela10.R11" table:number-columns-spanned="2" office:value-type="string">
            <text:p text:style-name="P4"/>
          </table:table-cell>
          <table:covered-table-cell/>
          <table:table-cell table:style-name="Tabela10.T1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ela10.X11" table:number-columns-spanned="3" office:value-type="string">
            <text:p text:style-name="P4"/>
          </table:table-cell>
          <table:covered-table-cell/>
          <table:covered-table-cell/>
          <table:table-cell table:style-name="Tabela10.a11" table:number-columns-spanned="13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0.1">
          <table:table-cell table:style-name="Tabela10.A1" table:number-columns-spanned="39" office:value-type="string">
            <text:list xml:id="list164755733603250" text:continue-list="list2899783137" text:style-name="WWNum1">
              <text:list-item>
                <text:p text:style-name="P26"><text:span text:style-name="T5">DANE DOTYCZĄCE ŚWIADCZENIODAWCY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9" office:value-type="string">
            <text:p text:style-name="P28"><text:span text:style-name="T5">13.</text:span><text:span text:style-name="T6"> Na podstawie art. 9 ust. 1 ustawy z dnia 27 października 2017 r. o podstawowej opiece zdrowotnej (Dz. U. poz. 2217, z późn. zm.) deklaruję wybór:</text:span></text:p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31"><text:span text:style-name="T6">13A. </text:span><text:span text:style-name="T10">Nazwa (firma) </text:span></text:p>
                  <text:p text:style-name="P31"><text:span text:style-name="T10">świadczeniodawcy</text:span></text:p>
                </table:table-cell>
                <table:table-cell table:style-name="Tabela4.A1" office:value-type="string">
                  <text:p text:style-name="P33"/>
                </table:table-cell>
              </table:table-row>
              <table:table-row table:style-name="Tabela4.1">
                <table:table-cell table:style-name="Tabela4.A1" office:value-type="string">
                  <text:p text:style-name="P34"><text:span text:style-name="T6">13B. </text:span><text:span text:style-name="T10">Adres siedziby</text:span></text:p>
                  <text:p text:style-name="P34"><text:span text:style-name="T10"><text:s/>świadczeniodawcy</text:span></text:p>
                </table:table-cell>
                <table:table-cell table:style-name="Tabela4.A1" office:value-type="string">
                  <text:p text:style-name="P33"/>
                </table:table-cell>
              </table:table-row>
            </table:table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9" office:value-type="string">
            <text:p text:style-name="P27"><text:span text:style-name="T5">14.</text:span><text:span text:style-name="T6"> W bieżącym roku dokonuję wyboru:</text:span><text:span text:style-name="T4">3)</text:span></text:p>
            <text:p text:style-name="P21"><draw:frame draw:style-name="fr1" draw:name="Ramka1" text:anchor-type="paragraph" svg:y="0.002cm" svg:width="15.603cm" draw:z-index="0"><draw:text-box fo:min-height="0cm"><table:table table:name="Tabela5" table:style-name="Tabela5"><table:table-column table:style-name="Tabela5.A"/><table:table-column table:style-name="Tabela5.B" table:number-columns-repeated="2"/><table:table-row table:style-name="Tabela5.1"><table:table-cell table:style-name="Tabela5.A1" office:value-type="string"><text:p text:style-name="P37"><text:span text:style-name="T6">□ po raz pierwszy</text:span></text:p></table:table-cell><table:table-cell table:style-name="Tabela5.A1" office:value-type="string"><text:p text:style-name="P15"><text:span text:style-name="T6">□ po raz drugi</text:span><text:span text:style-name="T4">4)</text:span></text:p></table:table-cell><table:table-cell table:style-name="Tabela5.A1" office:value-type="string"><text:p text:style-name="P29"><text:span text:style-name="T6">□ po raz kolejny</text:span><text:span text:style-name="T4">4)</text:span><text:span text:style-name="T6"> 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9" office:value-type="string">
            <text:p text:style-name="P35"><text:span text:style-name="T5">15.</text:span><text:span text:style-name="T6"> W przypadku dokonania wyboru po raz drugi lub kolejny w bieżącym roku, należy wskazać, czy powodem dokonania wyboru jest:</text:span></text:p>
            <table:table table:name="Tabela6" table:style-name="Tabela6">
              <table:table-column table:style-name="Tabela6.A"/>
              <table:table-row table:style-name="Tabela6.1">
                <table:table-cell table:style-name="Tabela6.A1" office:value-type="string">
                  <text:list xml:id="list623701066" text:style-name="WWNum6">
                    <text:list-item>
                      <text:p text:style-name="P9"><text:span text:style-name="T6">okoliczność określona w art. 9 ust. 5 ustawy z dnia 27 października 2017 r. o podstawowej opiece zdrowotnej: </text:span></text:p>
                    </text:list-item>
                  </text:list>
                  <text:list xml:id="list2299757967" text:style-name="WWNum5">
                    <text:list-item>
                      <text:p text:style-name="P10"><text:span text:style-name="T6">zmiana miejsca zamieszkania</text:span></text:p>
                    </text:list-item>
                    <text:list-item>
                      <text:p text:style-name="P10"><text:span text:style-name="T6">zaprzestanie udzielania świadczeń opieki zdrowotnej przez wybranego świadczeniodawcę, lekarza podstawowej opieki zdrowotnej u wybranego świadczeniodawcy</text:span></text:p>
                    </text:list-item>
                    <text:list-item>
                      <text:p text:style-name="P8"><text:span text:style-name="T6">osiągnięcie 18. roku życia przez świadczeniobiorcę, gdy lekarzem podstawowej opieki zdrowotnej <text:s/>jest lekarz posiadający specjalizację I lub II stopnia lub tytuł specjalisty w dziedzinie pediatrii</text:span><text:span text:style-name="T2"> </text:span></text:p>
                    </text:list-item>
                    <text:list-item>
                      <text:p text:style-name="P10"><text:span text:style-name="T6">z innych przyczyn powstałych po stronie świadczeniodawcy (podać jakich)</text:span></text:p>
                    </text:list-item>
                  </text:list>
                  <text:p text:style-name="P38"><text:span text:style-name="T6">………………………………………………………………………………………………………………………………………</text:span></text:p>
                </table:table-cell>
              </table:table-row>
              <table:table-row table:style-name="Tabela6.1">
                <table:table-cell table:style-name="Tabela6.A2" office:value-type="string">
                  <text:list xml:id="list164755348749619" text:continue-list="list623701066" text:style-name="WWNum6">
                    <text:list-item>
                      <text:p text:style-name="P9"><text:span text:style-name="T6">inna okoliczność</text:span></text:p>
                    </text:list-item>
                  </text:list>
                </table:table-cell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table:number-columns-spanned="39" office:value-type="string">
            <text:list xml:id="list164757421210763" text:continue-list="list164755733603250" text:style-name="WWNum1">
              <text:list-item>
                <text:p text:style-name="P26"><text:span text:style-name="T5">DANE DOTYCZĄCE LEKARZA PODSTAWOWEJ OPIEKI ZDROWOTNEJ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9" office:value-type="string">
            <text:p text:style-name="P28"><text:span text:style-name="T5">16.</text:span><text:span text:style-name="T6"> Na podstawie art. 9 ust. 2 ustawy z dnia 27 października 2017 r. o podstawowej opiece zdrowotnej deklaruję wybór:</text:span><text:span text:style-name="T4">5)</text:span></text:p>
            <table:table table:name="Tabela7" table:style-name="Tabela7">
              <table:table-column table:style-name="Tabela7.A"/>
              <table:table-column table:style-name="Tabela7.B"/>
              <table:table-row table:style-name="Tabela7.1">
                <table:table-cell table:style-name="Tabela7.A1" office:value-type="string">
                  <text:p text:style-name="P32"><text:span text:style-name="T10">Imię i nazwisko </text:span></text:p>
                  <text:p text:style-name="P32"><text:span text:style-name="T10">lekarza podstawowej </text:span></text:p>
                  <text:p text:style-name="P32"><text:span text:style-name="T10">opieki zdrowotnej</text:span></text:p>
                </table:table-cell>
                <table:table-cell table:style-name="Tabela7.B1" office:value-type="string">
                  <text:p text:style-name="P33"/>
                </table:table-cell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9" office:value-type="string">
            <text:p text:style-name="P27"><text:span text:style-name="T5">17.</text:span><text:span text:style-name="T6"> W bieżącym roku dokonuję wyboru:</text:span><text:span text:style-name="T4">3)</text:span></text:p>
            <text:p text:style-name="P30"><draw:frame draw:style-name="fr1" draw:name="Ramka2" text:anchor-type="paragraph" svg:y="0.002cm" svg:width="15.603cm" draw:z-index="1"><draw:text-box fo:min-height="0cm"><table:table table:name="Tabela8" table:style-name="Tabela8"><table:table-column table:style-name="Tabela8.A"/><table:table-column table:style-name="Tabela8.B" table:number-columns-repeated="2"/><table:table-row table:style-name="Tabela8.1"><table:table-cell table:style-name="Tabela8.A1" office:value-type="string"><text:p text:style-name="P37"><text:span text:style-name="T6">□ po raz pierwszy</text:span></text:p></table:table-cell><table:table-cell table:style-name="Tabela8.A1" office:value-type="string"><text:p text:style-name="P15"><text:span text:style-name="T6">□ po raz drugi</text:span><text:span text:style-name="T4">4)</text:span></text:p></table:table-cell><table:table-cell table:style-name="Tabela8.A1" office:value-type="string"><text:p text:style-name="P29"><text:span text:style-name="T6">□ po raz kolejny</text:span><text:span text:style-name="T4">4)</text:span><text:span text:style-name="T6"> </text:span></text:p></table:table-cell></table:table-row></table:table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9" office:value-type="string">
            <text:p text:style-name="P17"><text:span text:style-name="T5">18. </text:span><text:span text:style-name="T6">W przypadku dokonania wyboru po raz drugi lub kolejny w bieżącym roku, należy wskazać, czy powodem dokonania wyboru jest:</text:span></text:p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list xml:id="list164757145194974" text:continue-list="list164755348749619" text:style-name="WWNum6">
                    <text:list-item>
                      <text:p text:style-name="P9"><text:span text:style-name="T6">okoliczność określona w art. 9 ust. 5 ustawy z dnia 27 października 2017 r. o podstawowej opiece zdrowotnej: </text:span></text:p>
                    </text:list-item>
                  </text:list>
                  <text:list xml:id="list164755493787673" text:continue-list="list2299757967" text:style-name="WWNum5">
                    <text:list-item>
                      <text:p text:style-name="P8"><text:span text:style-name="T6">zmiana miejsca zamieszkania</text:span></text:p>
                    </text:list-item>
                    <text:list-item>
                      <text:p text:style-name="P8"><text:span text:style-name="T6">zaprzestanie udzielania świadczeń opieki zdrowotnej przez wybranego świadczeniodawcę, lekarza podstawowej opieki zdrowotnej u wybranego świadczeniodawcy</text:span></text:p>
                    </text:list-item>
                    <text:list-item>
                      <text:p text:style-name="P8"><text:span text:style-name="T6">osiągnięcie 18. roku życia przez świadczeniobiorcę, gdy lekarzem podstawowej opieki zdrowotnej <text:s/>jest lekarz posiadający specjalizację I lub II stopnia lub tytuł specjalisty w dziedzinie pediatrii</text:span><text:span text:style-name="T2"> </text:span></text:p>
                    </text:list-item>
                    <text:list-item>
                      <text:p text:style-name="P10"><text:span text:style-name="T6">z innych przyczyn powstałych po stronie świadczeniodawcy (podać jakich)</text:span></text:p>
                    </text:list-item>
                  </text:list>
                  <text:p text:style-name="P38"><text:soft-page-break/><text:span text:style-name="T6"><text:s text:c="4"/>……………………………………………………………………………………………………………………………………</text:span></text:p>
                </table:table-cell>
              </table:table-row>
              <table:table-row table:style-name="Tabela9.1">
                <table:table-cell table:style-name="Tabela9.A2" office:value-type="string">
                  <text:list xml:id="list164757147885932" text:continue-list="list164757145194974" text:style-name="WWNum6">
                    <text:list-item>
                      <text:p text:style-name="P9"><text:span text:style-name="T6">inna okoliczność</text:span></text:p>
                    </text:list-item>
                  </text:list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0">
          <table:table-cell table:style-name="Tabela10.A20" table:number-columns-spanned="9" office:value-type="string">
            <text:p text:style-name="P25"/>
            <text:p text:style-name="P16"><text:span text:style-name="T11">…………………………………………</text:span></text:p>
            <text:p text:style-name="P16"><text:span text:style-name="T11">(dat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J20" table:number-columns-spanned="30" office:value-type="string">
            <text:p text:style-name="P25"/>
            <text:p text:style-name="P16"><text:span text:style-name="T11">……………………………….……….………..…………………………………………</text:span></text:p>
            <text:p text:style-name="P16"><text:span text:style-name="T11">(podpis świadczeniobiorcy lub przedstawiciela ustawoweg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1">
          <table:table-cell table:style-name="Tabela10.A21" table:number-columns-spanned="39" office:value-type="string">
            <text:p text:style-name="P25"/>
            <text:p text:style-name="P24"/>
            <text:p text:style-name="P16"><text:span text:style-name="T11">…………….……….………..…………………………………………</text:span></text:p>
            <text:p text:style-name="P16"><text:span text:style-name="T11">(podpis osoby przyjmującej deklarację wyboru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40"><text:span text:style-name="T8">OBJAŚNIENIA:</text:span></text:p>
      <text:list xml:id="list2583771469" text:style-name="WWNum8">
        <text:list-item>
          <text:p text:style-name="P1"><text:span text:style-name="T7">Świadczeniobiorca wypełnia deklarację wyboru świadczeniodawcy udzielającego świadczeń z zakresu podstawowej opieki zdrowotnej oraz lekarza podstawowej opieki zdrowotnej, w przypadku gdy dokonuje wyboru lekarza POZ, pielęgniarki POZ i położnej POZ u różnych świadczeniodawców, albo będących świadczeniodawcami. Nie wypełnia jej w przypadku, gdy udzielają oni świadczeń u tego samego świadczeniodawcy.</text:span></text:p>
        </text:list-item>
        <text:list-item>
          <text:p text:style-name="P1"><text:span text:style-name="T7">Jeżeli świadczeniobiorcy została wydana karta ubezpieczenia zdrowotnego, a w przypadku osób uprawnionych na podstawie przepisów o koordynacji w rozumieniu art. 5 pkt 23 ustawy z dnia 27 sierpnia 2004 r. o świadczeniach opieki zdrowotnej finansowanych ze środków publicznych (Dz. U. z 2017 r. poz. 1938, z późn. zm.) – numer poświadczenia potwierdzającego prawo do świadczeń opieki zdrowotnej w ramach ubezpieczenia zdrowotnego na terytorium Rzeczypospolitej Polskiej w rozumieniu art. 52 ustawy z dnia 27 sierpnia 2004 r. o świadczeniach opieki zdrowotnej finansowanych ze środków publicznych.</text:span></text:p>
        </text:list-item>
        <text:list-item>
          <text:p text:style-name="P1"><text:span text:style-name="T7">Świadczeniobiorca ma prawo bezpłatnego wyboru świadczeniodawcy, lekarza podstawowej opieki zdrowotnej, pielęgniarki podstawowej opieki zdrowotnej lub położnej podstawowej opieki zdrowotnej nie częściej niż dwa razy w roku kalendarzowym, a w przypadku każdej kolejnej zmiany wnosi opłatę w wysokości 80 zł. Świadczeniobiorca nie ponosi opłaty w przypadku zmiany swojego miejsca zamieszkania lub w przypadku zaprzestania udzielania świadczeń opieki zdrowotnej przez wybranego świadczeniodawcę, lekarza podstawowej opieki zdrowotnej, pielęgniarkę podstawowej opieki zdrowotnej lub położną podstawowej opieki zdrowotnej u wybranego świadczeniodawcy, lub w sytuacji gdy świadczeniobiorca, którego lekarzem podstawowej opieki zdrowotnej jest lekarz posiadający specjalizację I lub II stopnia lub tytuł specjalisty w dziedzinie pediatrii, osiągnął 18. rok życia, lub z innych przyczyn powstałych po stronie świadczeniodawcy (art. 9 ust. 4 i 5 ustawy z dnia 27 października 2017 r. o podstawowej opiece zdrowotnej).</text:span></text:p>
        </text:list-item>
        <text:list-item>
          <text:p text:style-name="P1"><text:span text:style-name="T7">W przypadku wyboru drugiego i kolejnego należy podać informację, czy powodem dokonania wyboru jest okoliczność określona w art. 9 ust. 5 ustawy z dnia 27 października 2017 r. o podstawowej opiece zdrowotnej, tzn. zmiana miejsca zamieszkania świadczeniobiorcy lub zaprzestanie udzielania świadczeń opieki zdrowotnej przez wybranego świadczeniodawcę, lekarza podstawowej opieki zdrowotnej, pielęgniarkę podstawowej opieki zdrowotnej lub położną podstawowej opieki zdrowotnej u wybranego świadczeniodawcy lub zmiana lekarza podstawowej opieki zdrowotnej, w sytuacji gdy świadczeniobiorca, którego lekarzem podstawowej opieki zdrowotnej jest lekarz posiadający specjalizację I lub II stopnia lub tytuł specjalisty w dziedzinie pediatrii, osiągnął 18. rok życia, lub z innych przyczyn powstałych po stronie świadczeniodawcy. </text:span></text:p>
        </text:list-item>
        <text:list-item>
          <text:p text:style-name="P1"><text:span text:style-name="T7">Świadczeniobiorca może wybrać lekarza podstawowej opieki zdrowotnej, pielęgniarkę podstawowej opieki zdrowotnej lub położną podstawowej opieki zdrowotnej u tego samego świadczeniodawcy, u różnych świadczeniodawców albo będących świadczeniodawcami (art. 9 ust. 3 ustawy z dnia 27 października 2017 r. o podstawowej opiece zdrowotnej).</text:span></text:p>
        </text:list-item>
        <text:list-item>
          <text:p text:style-name="P1"><text:span text:style-name="T7">Deklaracje złożone przez przedstawicieli ustawowych w imieniu osób małoletnich po osiągnięciu przez nie pełnoletności zachowują ważność, z wyjątkiem sytuacji gdy lekarzem podstawowej opieki zdrowotnej jest lekarz posiadający specjalizację I lub II stopnia lub tytuł specjalisty w dziedzinie pediatrii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use-window-font-color="tru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text-position="super 58%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szyńska-Kęska Eliza</meta:initial-creator>
    <dc:creator>Karaszewski Maciej</dc:creator>
    <meta:editing-cycles>2</meta:editing-cycles>
    <meta:print-date>2018-02-12T15:16:00</meta:print-date>
    <meta:creation-date>2018-10-03T13:27:00</meta:creation-date>
    <dc:date>2018-10-03T13:27:00</dc:date>
    <meta:editing-duration>P0D</meta:editing-duration>
    <meta:generator>LibreOffice/6.3.4.2$Windows_X86_64 LibreOffice_project/60da17e045e08f1793c57c00ba83cdfce946d0aa</meta:generator>
    <meta:document-statistic meta:table-count="10" meta:image-count="0" meta:object-count="0" meta:page-count="3" meta:paragraph-count="86" meta:word-count="935" meta:character-count="7012" meta:non-whitespace-character-count="6162"/>
    <meta:user-defined meta:name="AppVersion">14.0000</meta:user-defined>
    <meta:user-defined meta:name="Company">Ministerstwo Zdrow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